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aniel Gan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a funeral oration/</text:p>
      <text:p text:style-name="P3">Dear hearers! <text:s/>My position at this moment is not unlike/ that of a Hebrew Sage, greatly renowned among the ancients./ <text:s/>For, as He exhibited a spirit of joyousness, while accompa-/-nied by friends bent with grief, so do I feel calm and/ serene, though I behold familiar faces bedewed with tears./ <text:s/>But why? <text:s/>Has the frequent witnessing of these melan-/-choly scenes, blunted the pain that they are wont to <text:span text:style-name="T1">create</text:span><text:span text:style-name="T4"> produce?/ <text:s/>Or, am I, only in the present instance, unaffected by the voice/ of lament? <text:s/>No, no, the sorrow which oppresses my/ fellow-man, opens always afresh within my breast a stream/ of sympathy. <text:s/>And unto you, my bereaved friends, unto you,/ that fondly loved him, upon whom you will never look again/ on earth, I now sincerely offer words of condolence./</text:span></text:p>
      <text:p text:style-name="P3"><text:span text:style-name="T4">Grievous is indeed this terrestrial separation, and I pray that/ you may bow resignedly to the Divine decree. <text:s/>Yet, like/ Rabbi Akib</text:span><text:span text:style-name="T5">á</text:span><text:span text:style-name="T6">h, whom the sight of the ruins of the Temple,/ filled with gladness, so </text:span><text:span text:style-name="T2">I also draw from the Book of</text:span><text:span text:style-name="T6"> am I despite this prevailing gloom,/ inspired with buoyant feelings. <text:s/>For as he was encouraged/ by his firm belief in the consoling promises of our prophets,/ so I also draw from the book of truth that occasion for joy./ <text:s/>Aye</text:span><text:span text:style-name="T2">s</text:span><text:span text:style-name="T6">, my dear hearers! <text:s/>I believe that the brother/</text:span></text:p>
      <text:p text:style-name="P3"><text:span text:style-name="T6"/></text:p>
      <text:p text:style-name="P3"><text:span text:style-name="T6">[Page 2]</text:span></text:p>
      <text:p text:style-name="P3"><text:span text:style-name="T6">whose decease you deplore, is being led by angels into the/ presence of his heavenly Maker. <text:s/>Do you wish to learn/ their names? <text:s/>They are called "charity and compassion."/ <text:s/>They are his advocates at the august tribunal of the Most/ High. <text:s/>They entreat for pardon and obtain it. <text:s/>They turn/ away wrath, and propitiate Divine grace. <text:s/>Happy/ was the thought which incited thee, o our departed friend!/ to bestow </text:span><text:soft-page-break/><text:span text:style-name="T6">on the needy a portion of thy wealth, for, thou/ didst thus acquire an indefensible title to the salvation of/ the Almighty [Hebrew]. <text:s/>"He that favoreth/ the poor, lendeth to the Lord, and his reward shall be paid unto/ him." <text:s/>And it is also written [Hebrew]/ [Hebrew] Because "he hath dispensed, given to the necessitous,/ (therefore) shall the (fruit of) his righteousness endure for ever,/ He shall be greatly exalted in glory." <text:s/>Can I then despond,/ when I know that on the eve of bidding this </text:span><text:span text:style-name="T2">earth</text:span><text:span text:style-name="T6"> world and/ all its fleeting pleasures a last</text:span><text:span text:style-name="T2">ing</text:span><text:span text:style-name="T6"> farewell, our brother entrusted/ his safety in the hands of charity? <text:s/>No, he </text:span><text:span text:style-name="T7">shall</text:span><text:span text:style-name="T8"> be guided/ to happiness. <text:s/>The united prayer of many whom he/ will have benefitted abroad pave his way to that goal. <text:s/>The desti-/-tute and the sick, the orphans and the widows, those whose/ sorrow he will have alleviated, ask of God </text:span><text:span text:style-name="T3">that</text:span><text:span text:style-name="T8"> to spare the soul/</text:span></text:p>
      <text:p text:style-name="P3"><text:span text:style-name="T8"/></text:p>
      <text:p text:style-name="P3"><text:span text:style-name="T8">[Page 3]</text:span></text:p>
      <text:p text:style-name="P3"><text:span text:style-name="T8">of him that has pitied them; to welcome him in heaven,/ that has received in kindness the suffering creatures of the/ earth. <text:s/>For, the hand now palsied in death, was ever/ stretched forth to help the unfortunate, and to him I must/ ascribe the honor of having given strength to an institution/ ill-supported heretofore by the community at large./</text:span></text:p>
      <text:p text:style-name="P3"><text:span text:style-name="T8">His patronage proved a stay to the Jewish Foster--home/ of Philadelphia. <text:s/>And as long as that noble charity/ shall continue to furnish society with men and women/ of the humble classes morally trained and educated, so long,/ will the memory of Daniel Gans be a blessing./</text:span></text:p>
      <text:p text:style-name="P3"><text:span text:style-name="T8">Such are the means by which he endeavoured to make peace/ with his God, and my faith in Holy Writ is my/ assurance that he did succeed. <text:s/>[Hebrew] "he that/ soeth charity, hath a true reward." <text:s/>That our departed/ brother has often sinned, its not improbable, that he may/ at times have swerved from the laws of nature and revelation, we may easily/ conceive, when we bear in mind how manifold are the allure-/-ments in the days of youth, the seductions in a state of affluence,/ especially </text:span><text:span text:style-name="T3">without</text:span><text:span text:style-name="T8"> in the absence of a gentle admonisher, and genial companion,/ and with a disposition to social mirth and convivality./ <text:s/>But though imperfect--and who but God is faultless?--/</text:span></text:p>
      <text:p text:style-name="P3"><text:span text:style-name="T8"/></text:p>
      <text:p text:style-name="P3"><text:span text:style-name="T8">[Page 4]</text:span></text:p>
      <text:p text:style-name="P3"><text:span text:style-name="T8">though imperfect, I hold up our late friend to you all/ as a worthy exemplar. <text:s/>Copy his charitable deeds. <text:s/>Let/ the poor participate in the riches which a kindly/ Providence has granted you. <text:s/>Be an efficient support to the/ excellent association existing in our midst. <text:s/>And when,/ like Daniel Gans, you feel that your Father in heaven/ desires that you change this transient existence for one of/ eternity, remember your brethren, the needy and the/ hapless in your land. <text:s/>Then will your righteousness precede/ you to the abode of the blessed; the glory of the Lord shall/ be your rewar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3:15.98</meta:creation-date>
    <dc:date>2012-11-08T11:37:16.24</dc:date>
    <meta:editing-duration>PT38M52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2" meta:word-count="938" meta:character-count="5767"/>
  </office:meta>
</office:document-meta>
</file>